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8CF0000012514BC2736F354E78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992cm" fo:margin-left="0.021cm" fo:margin-top="0cm" fo:margin-bottom="0cm" table:align="left" style:writing-mode="lr-tb"/>
    </style:style>
    <style:style style:name="Таблица1.A" style:family="table-column">
      <style:table-column-properties style:column-width="4.006cm"/>
    </style:style>
    <style:style style:name="Таблица1.B" style:family="table-column">
      <style:table-column-properties style:column-width="13.9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Таблица5" style:family="table">
      <style:table-properties style:width="17.992cm" table:align="left"/>
    </style:style>
    <style:style style:name="Таблица5.A" style:family="table-column">
      <style:table-column-properties style:column-width="3.591cm"/>
    </style:style>
    <style:style style:name="Таблица5.B" style:family="table-column">
      <style:table-column-properties style:column-width="3.004cm"/>
    </style:style>
    <style:style style:name="Таблица5.C" style:family="table-column">
      <style:table-column-properties style:column-width="0.605cm"/>
    </style:style>
    <style:style style:name="Таблица5.D" style:family="table-column">
      <style:table-column-properties style:column-width="3.799cm"/>
    </style:style>
    <style:style style:name="Таблица5.E" style:family="table-column">
      <style:table-column-properties style:column-width="0.51cm"/>
    </style:style>
    <style:style style:name="Таблица5.F" style:family="table-column">
      <style:table-column-properties style:column-width="6.482cm"/>
    </style:style>
    <style:style style:name="Таблица5.A1" style:family="table-cell">
      <style:table-cell-properties fo:padding="0cm" fo:border="none"/>
    </style:style>
    <style:style style:name="Таблица5.C1" style:family="table-cell">
      <style:table-cell-properties fo:padding="0.097cm" fo:border-left="none" fo:border-right="none" fo:border-top="none" fo:border-bottom="0.05pt solid #000000"/>
    </style:style>
    <style:style style:name="Таблица3" style:family="table">
      <style:table-properties style:width="18cm" table:align="left"/>
    </style:style>
    <style:style style:name="Таблица3.A" style:family="table-column">
      <style:table-column-properties style:column-width="3.882cm"/>
    </style:style>
    <style:style style:name="Таблица3.B" style:family="table-column">
      <style:table-column-properties style:column-width="6.352cm"/>
    </style:style>
    <style:style style:name="Таблица3.C" style:family="table-column">
      <style:table-column-properties style:column-width="7.76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officeooo:rsid="006b0e9f" officeooo:paragraph-rsid="006b0e9f" style:font-size-asian="10pt" style:font-size-complex="10pt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fo:language="en" fo:country="US" officeooo:rsid="006b0e9f" officeooo:paragraph-rsid="006b0e9f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8pt" fo:language="ru" fo:country="RU" officeooo:rsid="006f4558" officeooo:paragraph-rsid="006f4558" style:font-size-asian="8pt" style:font-size-complex="8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8pt" fo:language="ru" fo:country="RU" officeooo:paragraph-rsid="006f4558" style:font-size-asian="8pt" style:font-size-complex="8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8pt" fo:language="ru" fo:country="RU" officeooo:paragraph-rsid="005376d9" style:font-size-asian="8pt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officeooo:rsid="00669aa6" officeooo:paragraph-rsid="00669aa6" fo:background-color="#ffff00" style:font-size-asian="10pt" style:font-size-complex="10pt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officeooo:rsid="00660649" officeooo:paragraph-rsid="0071259f" style:font-size-asian="10pt" style:font-size-complex="10pt"/>
    </style:style>
    <style:style style:name="P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0pt" fo:language="en" fo:country="US" officeooo:rsid="006b0e9f" officeooo:paragraph-rsid="006b0e9f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fo:font-size="10pt" fo:font-weight="bold" officeooo:rsid="00662ce1" officeooo:paragraph-rsid="00662ce1" style:font-size-asian="10pt" style:font-weight-asian="bold" style:font-size-complex="10pt" style:font-weight-complex="bold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Text_20_body">
      <style:text-properties fo:font-size="10pt" officeooo:paragraph-rsid="00662ce1" style:font-size-asian="10pt" style:font-size-complex="10pt"/>
    </style:style>
    <style:style style:name="P14" style:family="paragraph" style:parent-style-name="Text_20_body">
      <style:text-properties fo:font-size="10pt" officeooo:rsid="00674073" officeooo:paragraph-rsid="00674073" style:font-size-asian="10pt" style:font-size-complex="10pt"/>
    </style:style>
    <style:style style:name="P15" style:family="paragraph" style:parent-style-name="Text_20_body">
      <style:text-properties fo:font-size="10pt" fo:font-style="italic" style:text-underline-style="solid" style:text-underline-width="auto" style:text-underline-color="font-color" officeooo:rsid="00674073" officeooo:paragraph-rsid="00674073" style:font-size-asian="10pt" style:font-style-asian="italic" style:font-size-complex="10pt" style:font-style-complex="italic"/>
    </style:style>
    <style:style style:name="P16" style:family="paragraph" style:parent-style-name="Text_20_body">
      <style:text-properties fo:font-size="8pt" fo:language="ru" fo:country="RU" officeooo:paragraph-rsid="005376d9" style:font-size-asian="8pt" style:font-size-complex="8pt"/>
    </style:style>
    <style:style style:name="P17" style:family="paragraph" style:parent-style-name="Standard">
      <style:text-properties officeooo:paragraph-rsid="00728ea8"/>
    </style:style>
    <style:style style:name="P18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cm" style:auto-text-indent="false"/>
      <style:text-properties style:font-name="Times New Roman2" fo:font-size="8pt" officeooo:paragraph-rsid="00728ea8" style:font-size-asian="8pt" style:font-size-complex="8pt"/>
    </style:style>
    <style:style style:name="P19" style:family="paragraph" style:parent-style-name="Table_20_Contents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8pt" officeooo:paragraph-rsid="00728ea8" style:font-size-asian="8pt" style:font-size-complex="8pt"/>
    </style:style>
    <style:style style:name="P20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cm" style:auto-text-indent="false"/>
      <style:text-properties style:font-name="Times New Roman2" fo:font-size="8pt" fo:font-weight="bold" officeooo:paragraph-rsid="00728ea8" style:font-size-asian="8pt" style:font-size-complex="8pt"/>
    </style:style>
    <style:style style:name="P21" style:family="paragraph" style:parent-style-name="Table_20_Contents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8pt" fo:font-weight="bold" officeooo:paragraph-rsid="00728ea8" style:font-size-asian="8pt" style:font-size-complex="8pt"/>
    </style:style>
    <style:style style:name="P22" style:family="paragraph" style:parent-style-name="Text_20_body" style:list-style-name="L1">
      <style:text-properties fo:font-size="10pt" style:font-size-asian="10pt" style:font-size-complex="10pt"/>
    </style:style>
    <style:style style:name="P23" style:family="paragraph" style:parent-style-name="Text_20_body" style:list-style-name="L2">
      <style:text-properties fo:font-size="10pt" style:font-size-asian="10pt" style:font-size-complex="10pt"/>
    </style:style>
    <style:style style:name="P24" style:family="paragraph" style:parent-style-name="Text_20_body" style:list-style-name="L3">
      <style:text-properties fo:font-size="10pt" style:font-size-asian="10pt" style:font-size-complex="10pt"/>
    </style:style>
    <style:style style:name="P25" style:family="paragraph" style:parent-style-name="Text_20_body" style:list-style-name="L3">
      <style:text-properties fo:font-size="10pt" officeooo:paragraph-rsid="006ba8f3" style:font-size-asian="10pt" style:font-size-complex="10pt"/>
    </style:style>
    <style:style style:name="P26" style:family="paragraph" style:parent-style-name="Text_20_body" style:list-style-name="L3">
      <style:paragraph-properties fo:margin-left="0cm" fo:margin-right="0cm" fo:text-indent="0cm" style:auto-text-indent="false"/>
      <style:text-properties fo:font-size="10pt" fo:language="ru" fo:country="RU" officeooo:rsid="00662ce1" style:font-size-asian="10pt" style:font-size-complex="10pt"/>
    </style:style>
    <style:style style:name="T1" style:family="text">
      <style:text-properties officeooo:rsid="00662ce1"/>
    </style:style>
    <style:style style:name="T2" style:family="text">
      <style:text-properties officeooo:rsid="00669aa6"/>
    </style:style>
    <style:style style:name="T3" style:family="text">
      <style:text-properties fo:language="ru" fo:country="RU" officeooo:rsid="00669aa6"/>
    </style:style>
    <style:style style:name="T4" style:family="text">
      <style:text-properties fo:language="ru" fo:country="RU" officeooo:rsid="006b0e9f"/>
    </style:style>
    <style:style style:name="T5" style:family="text">
      <style:text-properties fo:language="ru" fo:country="RU" officeooo:rsid="006ba8f3"/>
    </style:style>
    <style:style style:name="T6" style:family="text">
      <style:text-properties fo:language="ru" fo:country="RU" officeooo:rsid="0071259f"/>
    </style:style>
    <style:style style:name="T7" style:family="text">
      <style:text-properties officeooo:rsid="00671ebc"/>
    </style:style>
    <style:style style:name="T8" style:family="text">
      <style:text-properties officeooo:rsid="006ba8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оверка аудируемого лица на принадлежность к лицам, обязанным соблюдать законодательство о противодействии легализации (отмыванию) доходов. полученных преступным путем, и финансированию терроризма</text:p>
      <text:p text:style-name="P13"/>
      <text:p text:style-name="P15">Применяется с 20.10.2014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Наименование клиента</text:p>
          </table:table-cell>
          <table:table-cell table:style-name="Таблица1.A1" office:value-type="string">
            <text:p text:style-name="P8">[Client]</text:p>
          </table:table-cell>
        </table:table-row>
        <table:table-row table:style-name="Таблица1.1">
          <table:table-cell table:style-name="Таблица1.A1" office:value-type="string">
            <text:p text:style-name="P9">Аудиторское задание</text:p>
          </table:table-cell>
          <table:table-cell table:style-name="Таблица1.A1" office:value-type="string">
            <text:p text:style-name="P8"><text:span text:style-name="T6">Аудит за </text:span>[AuditYear]</text:p>
          </table:table-cell>
        </table:table-row>
      </table:table>
      <text:p text:style-name="P1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>
          <table:table-cell table:style-name="Таблица5.A1" office:value-type="string">
            <text:p text:style-name="P2">Аудируемое лицо</text:p>
          </table:table-cell>
          <table:table-cell table:style-name="Таблица5.A1" office:value-type="string">
            <text:p text:style-name="P2">ОТНОСИТСЯ</text:p>
          </table:table-cell>
          <table:table-cell table:style-name="Таблица5.C1" office:value-type="string">
            <text:p text:style-name="P3"/>
          </table:table-cell>
          <table:table-cell table:style-name="Таблица5.A1" office:value-type="string">
            <text:p text:style-name="P2">НЕ ОТНОСИТСЯ</text:p>
          </table:table-cell>
          <table:table-cell table:style-name="Таблица5.C1" office:value-type="string">
            <text:p text:style-name="P3">V</text:p>
          </table:table-cell>
          <table:table-cell table:style-name="Таблица5.A1" office:value-type="string">
            <text:p text:style-name="P10">к следующим лицам:</text:p>
          </table:table-cell>
        </table:table-row>
      </table:table>
      <text:list xml:id="list5831573618338104904" text:style-name="L1">
        <text:list-item>
          <text:p text:style-name="P22"><text:span text:style-name="T1">О</text:span>рганизаци<text:span text:style-name="T1">и</text:span>, осуществляющим операции с денежными средствами или иным имуществом (ст.5 Федерального закона <text:span text:style-name="T1">115-ФЗ</text:span>):</text:p>
        </text:list-item>
      </text:list>
      <text:list xml:id="list5986656225788261437" text:style-name="L2">
        <text:list-item>
          <text:p text:style-name="P23">кредитные организации;</text:p>
        </text:list-item>
        <text:list-item>
          <text:p text:style-name="P23">профессиональные участники рынка ценных бумаг;</text:p>
        </text:list-item>
        <text:list-item>
          <text:p text:style-name="P23">страховые организации <text:span text:style-name="T2">(за исключением исключительно занимающихся ОМС)</text:span>, <text:span text:style-name="T3">страховые брокеры</text:span> и лизинговые компании;</text:p>
        </text:list-item>
        <text:list-item>
          <text:p text:style-name="P23">организации федеральной почтовой связи;</text:p>
        </text:list-item>
        <text:list-item>
          <text:p text:style-name="P23">ломбарды;</text:p>
        </text:list-item>
        <text:list-item>
          <text:p text:style-name="P23">организации, осуществляющие скупку, куплю-продажу драгоценных металлов и драгоценных камней, ювелирных изделий из них и лома таких изделий, за исключением религиозных организаций, музеев и организаций, использующих драгоценные металлы, их химические соединения, драгоценные камни в медицинских, научно-исследовательских целях либо в составе инструментов, приборов, оборудования и изделий производственно-технического назначения;</text:p>
        </text:list-item>
        <text:list-item>
          <text:p text:style-name="P23">организации, содержащие тотализаторы и букмекерские конторы, а также организующие и проводящие лотереи, тотализаторы (взаимное пари) и иные основанные на риске игры, в том числе в электронной форме;</text:p>
        </text:list-item>
        <text:list-item>
          <text:p text:style-name="P23">управляющие компании инвестиционных фондов, паевых инвестиционных фондов и негосударственных пенсионных фондов;</text:p>
        </text:list-item>
        <text:list-item>
          <text:p text:style-name="P23">организации, оказывающие посреднические услуги при осуществлении сделок купли-продажи недвижимого имущества;</text:p>
        </text:list-item>
        <text:list-item>
          <text:p text:style-name="P23">операторы по приему платежей;</text:p>
        </text:list-item>
        <text:list-item>
          <text:p text:style-name="P23">коммерческие организации, заключающие договоры финансирования под уступку денежного требования в качестве финансовых агентов;</text:p>
        </text:list-item>
        <text:list-item>
          <text:p text:style-name="P23">кредитные потребительские кооперативы, в том числе сельскохозяйственные кредитные потребительские кооперативы;</text:p>
        </text:list-item>
        <text:list-item>
          <text:p text:style-name="P23">микрофинансовые организации;</text:p>
        </text:list-item>
        <text:list-item>
          <text:p text:style-name="P23">общества взаимного страхования;</text:p>
        </text:list-item>
        <text:list-item>
          <text:p text:style-name="P23">негосударственные пенсионные фонды, имеющие лицензию на осуществление деятельности по пенсионному обеспечению и пенсионному страхованию;</text:p>
        </text:list-item>
        <text:list-item>
          <text:p text:style-name="P23">операторы связи, имеющие право самостоятельно оказывать услуги подвижной радиотелефонной связи, а также операторы связи, занимающие существенное положение в сети связи общего пользования, которые имеют право самостоятельно оказывать услуги связи по передаче данных и оказывают услуги связи на основании договоров с абонентами - физическими лицами.</text:p>
        </text:list-item>
      </text:list>
      <text:list xml:id="list5400304852817844652" text:style-name="L3">
        <text:list-item>
          <text:p text:style-name="P25"><text:span text:style-name="T5">Ф</text:span><text:span text:style-name="T4">ирм</text:span><text:span text:style-name="T5">ы</text:span><text:span text:style-name="T4">, осуществляющи</text:span><text:span text:style-name="T5">е</text:span><text:span text:style-name="T4"> свои операции из оффшоров - государств и территорий, которые предоставляют льготный налоговый режим налогообложения или не предусматривают раскрытия и предоставления информации при проведении финансовых операций.</text:span></text:p>
        </text:list-item>
        <text:list-item>
          <text:p text:style-name="P24"><text:span text:style-name="T4">А</text:span>двокат<text:span text:style-name="T8">ы</text:span>, нотариус<text:span text:style-name="T8">ы</text:span> и лица, осуществляющ<text:span text:style-name="T8">ие</text:span> предпринимательскую деятельность в сфере оказания юридических или бухгалтерских услуг, в случаях, когда они готовят или осуществляют от имени или по поручению своего клиента ряд операций с денежными средствами или иным имуществом (п. 1 ст. 7.1 Федерального закона <text:span text:style-name="T7">115-ФЗ</text:span>).</text:p>
          <text:p text:style-name="P26"/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0">Выполнил</text:p>
          </table:table-cell>
          <table:table-cell table:style-name="Таблица3.C1" office:value-type="string">
            <text:p text:style-name="P20">Проверил</text:p>
          </table:table-cell>
        </table:table-row>
        <table:table-row>
          <table:table-cell table:style-name="Таблица3.A2" office:value-type="string">
            <text:p text:style-name="P21">Дата</text:p>
          </table:table-cell>
          <table:table-cell table:style-name="Таблица3.A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21">ФИО</text:p>
          </table:table-cell>
          <table:table-cell table:style-name="Таблица3.A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21">Подпись</text:p>
          </table:table-cell>
          <table:table-cell table:style-name="Таблица3.A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text-align="justify" style:justify-single-word="false" fo:text-indent="1.499cm" style:auto-text-indent="false" style:page-number="auto" fo:background-color="transparent"/>
      <style:text-properties fo:font-size="13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3pt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шапки" style:display-name="Текст шапки" style:family="paragraph" style:parent-style-name="Text_20_body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501cm" style:auto-text-indent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212cm" loext:contextual-spacing="false" fo:line-height="150%" fo:text-align="justify" style:justify-single-word="false" fo:keep-with-next="always"/>
      <style:text-properties style:font-size-complex="10pt"/>
    </style:style>
    <style:style style:name="Маркированный_20_список" style:display-name="Маркированный список" style:family="paragraph" style:parent-style-name="List" style:list-style-name="WW8Num5">
      <style:paragraph-properties fo:margin-left="0.499cm" fo:margin-right="0.635cm" fo:margin-top="0cm" fo:margin-bottom="0cm" loext:contextual-spacing="false" fo:text-align="justify" style:justify-single-word="false" fo:text-indent="-0.499cm" style:auto-text-indent="false"/>
      <style:text-properties style:font-name="Garamond" fo:font-family="Garamond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Calibri" fo:font-family="Calibri" fo:font-size="11pt" fo:language="ru" fo:country="RU" style:font-name-asian="Times New Roman3" style:font-family-asian="'Times New Roman'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ConsPlusNorma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Nonforma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bold" style:font-name-asian="Times New Roman3" style:font-family-asian="'Times New Roman'" style:font-family-generic-asian="system" style:font-pitch-asian="variable" style:font-size-asian="11pt" style:font-style-asian="normal" style:font-weight-asian="bold" style:font-name-complex="Courier New1" style:font-family-complex="'Courier New'" style:font-family-generic-complex="system" style:font-pitch-complex="variable" style:font-size-complex="12pt"/>
    </style:style>
    <style:style style:name="ConsPlusCel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DocLis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Pag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JurTerm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WW8Num5z0" style:family="text">
      <style:text-properties style:font-name="Times New Roman2" fo:font-family="'Times New Roman'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1" text:anchor-type="paragraph" svg:x="-0.039cm" svg:y="-1.595cm" svg:width="18.247cm" svg:height="2.251cm" draw:z-index="0"><draw:image xlink:href="Pictures/10000000000008CF0000012514BC2736F354E781.jpg" xlink:type="simple" xlink:show="embed" xlink:actuate="onLoad"/></draw:frame></text:p>
      </style:header>
    </style:master-page>
    <style:master-page style:name="HTML" style:page-layout-name="Mpm2"/>
    <style:master-page style:name="Преобразование_20_1" style:display-name="Преобразование 1" style:page-layout-name="Mpm3"/>
    <style:master-page style:name="Преобразование_20_2" style:display-name="Преобразование 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Afanasyev</meta:initial-creator>
    <meta:creation-date>2015-12-04T18:15:00</meta:creation-date>
    <meta:generator>LibreOffice/5.2.2.2$Windows_x86 LibreOffice_project/8f96e87c890bf8fa77463cd4b640a2312823f3ad</meta:generator>
    <meta:editing-cycles>56</meta:editing-cycles>
    <meta:editing-duration>PT18H12M6S</meta:editing-duration>
    <dc:date>2017-04-11T15:51:56.965000000</dc:date>
    <dc:title>Федеральный закон от 07.08.2001 N 115-ФЗ(ред. от 29.06.2015)"О противодействии легализации (отмыванию) доходов, полученных преступным путем, и финансированию терроризма"(с изм. и доп., вступ. в силу с 30.10.2015)</dc:title>
    <meta:document-statistic meta:table-count="3" meta:image-count="1" meta:object-count="0" meta:page-count="1" meta:paragraph-count="35" meta:word-count="356" meta:character-count="2936" meta:non-whitespace-character-count="2634"/>
    <meta:user-defined meta:name="Company">КонсультантПлюс Версия 4015.00.02</meta:user-defined>
  </office:meta>
</office:document-meta>
</file>